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number="urn:oasis:names:tc:opendocument:xmlns:datastyle:1.0" office:version="1.2">
  <office:automatic-styles>
    <style:style style:name="ce1" style:family="table-cell" style:parent-style-name="Default">
      <style:text-properties fo:font-weight="bold" fo:font-size="14pt"/>
    </style:style>
    <style:style style:name="ce2" style:family="table-cell" style:parent-style-name="Default">
      <style:table-cell-properties fo:background-color="#667eea"/>
      <style:text-properties fo:color="#ffffff" fo:font-weight="bold"/>
    </style:style>
    <style:style style:name="ce3" style:family="table-cell" style:parent-style-name="Default">
      <style:table-cell-properties fo:background-color="#e8eaf6"/>
    </style:style>
    <number:number-style style:name="N0">
      <number:number number:decimal-places="2" number:min-integer-digits="1"/>
    </number:number-style>
    <style:style style:name="ce4" style:family="table-cell" style:parent-style-name="Default" style:data-style-name="N0">
      <style:table-cell-properties fo:background-color="#f5f5f5"/>
    </style:style>
  </office:automatic-styles>
  <office:body>
    <office:spreadsheet>
      <table:table table:name="Rechner" table:style-name="ta1">
        <!-- Header -->
        <table:table-row>
          <table:table-cell table:style-name="ce2" office:value-type="string">
            <text:p>💶 INFLATIONSRECHNER</text:p>
          </table:table-cell>
          <table:table-cell/>
        </table:table-row>
        <table:table-row>
          <table:table-cell/>
        </table:table-row>
        <!-- Eingabebereich -->
        <table:table-row>
          <table:table-cell table:style-name="ce1" office:value-type="string">
            <text:p>Basisjahr:</text:p>
          </table:table-cell>
          <table:table-cell office:value-type="float" office:value="2014">
            <text:p>2014</text:p>
          </table:table-cell>
        </table:table-row>
        <table:table-row>
          <table:table-cell table:style-name="ce1" office:value-type="string">
            <text:p>Basisbetrag (€):</text:p>
          </table:table-cell>
          <table:table-cell office:value-type="float" office:value="400">
            <text:p>400</text:p>
          </table:table-cell>
        </table:table-row>
        <table:table-row>
          <table:table-cell/>
        </table:table-row>
        <!-- Ergebnisse -->
        <table:table-row>
          <table:table-cell table:style-name="ce2" office:value-type="string">
            <text:p>ANGEPASSTE BETRÄGE FÜR 2026</text:p>
          </table:table-cell>
          <table:table-cell/>
        </table:table-row>
        <table:table-row>
          <table:table-cell/>
        </table:table-row>
        <table:table-row>
          <table:table-cell table:style-name="ce1" office:value-type="string">
            <text:p>SR+UR (LGrp 1,2,3,6):</text:p>
          </table:table-cell>
          <table:table-cell table:style-name="ce4" table:formula="of:=Rechner.B4*Berechnungen.B2" office:value-type="float">
            <text:p>0</text:p>
          </table:table-cell>
        </table:table-row>
        <table:table-row>
          <table:table-cell table:style-name="ce1" office:value-type="string">
            <text:p>HR+GF+WD (LGrp 4,5):</text:p>
          </table:table-cell>
          <table:table-cell table:style-name="ce4" table:formula="of:=Rechner.B4*Berechnungen.C2" office:value-type="float">
            <text:p>0</text:p>
          </table:table-cell>
        </table:table-row>
      </table:table>
      <table:table table:name="Inflationsraten" table:style-name="ta1">
        <table:table-row>
          <table:table-cell table:style-name="ce2" office:value-type="string">
            <text:p>Jahr</text:p>
          </table:table-cell>
          <table:table-cell table:style-name="ce2" office:value-type="string">
            <text:p>Rate (%)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2.6">
            <text:p>2.6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4.91">
            <text:p>4.91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4.0">
            <text:p>4.0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3.5">
            <text:p>3.5</text:p>
          </table:table-cell>
        </table:table-row>
        <table:table-row>
          <table:table-cell office:value-type="float" office:value="2015">
            <text:p>2015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17.75">
            <text:p>17.75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1.6">
            <text:p>1.6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2.8">
            <text:p>2.8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4.15">
            <text:p>4.15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2.82">
            <text:p>2.82</text:p>
          </table:table-cell>
        </table:table-row>
        <table:table-row>
          <table:table-cell office:value-type="float" office:value="2021">
            <text:p>2021</text:p>
          </table:table-cell>
          <table:table-cell office:value-type="float" office:value="2.25">
            <text:p>2.25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3.8">
            <text:p>3.8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9.69">
            <text:p>9.69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9.72">
            <text:p>9.72</text:p>
          </table:table-cell>
        </table:table-row>
        <table:table-row>
          <table:table-cell office:value-type="float" office:value="2025">
            <text:p>2025</text:p>
          </table:table-cell>
          <table:table-cell office:value-type="float" office:value="4.31">
            <text:p>4.31</text:p>
          </table:table-cell>
        </table:table-row>
      </table:table>
      <table:table table:name="Varianten" table:style-name="ta1">
        <table:table-row>
          <table:table-cell table:style-name="ce2" office:value-type="string">
            <text:p>Jahr</text:p>
          </table:table-cell>
          <table:table-cell table:style-name="ce2" office:value-type="string">
            <text:p>SR+UR (%)</text:p>
          </table:table-cell>
          <table:table-cell table:style-name="ce2" office:value-type="string">
            <text:p>HR+GF+WD (%)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3.07">
            <text:p>3.07</text:p>
          </table:table-cell>
          <table:table-cell office:value-type="float" office:value="3.9">
            <text:p>3.9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</table:table-row>
        <table:table-row>
          <table:table-cell office:value-type="float" office:value="2028">
            <text:p>2028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</table:table-row>
      </table:table>
      <table:table table:name="Berechnungen" table:style-name="ta1">
        <table:table-row>
          <table:table-cell table:style-name="ce2" office:value-type="string">
            <text:p>Beschreibung</text:p>
          </table:table-cell>
          <table:table-cell table:style-name="ce2" office:value-type="string">
            <text:p>Faktor SR+UR</text:p>
          </table:table-cell>
          <table:table-cell table:style-name="ce2" office:value-type="string">
            <text:p>Faktor HR+GF+WD</text:p>
          </table:table-cell>
        </table:table-row>
        <table:table-row>
          <table:table-cell office:value-type="string">
            <text:p>Multiplikationsfaktor für Basisjahr → 2026</text:p>
          </table:table-cell>
          <table:table-cell table:formula="of:=IF(Rechner.B3=2026,1,IF(Rechner.B3&lt;2026,PRODUCT((1+OFFSET(Inflationsraten.$B$1,Rechner.B3-2010,0,MIN(2026,2025)-Rechner.B3,1)/100))*(1+INDEX(Varianten.$B:$B,Rechner.B3-2025)/100)^MAX(0,Rechner.B3-2025),1/PRODUCT((1+OFFSET(Inflationsraten.$B$1,2026-2010,0,Rechner.B3-2026,1)/100))))" office:value-type="float">
            <text:p>1</text:p>
          </table:table-cell>
          <table:table-cell table:formula="of:=IF(Rechner.B3=2026,1,IF(Rechner.B3&lt;2026,PRODUCT((1+OFFSET(Inflationsraten.$B$1,Rechner.B3-2010,0,MIN(2026,2025)-Rechner.B3,1)/100))*(1+INDEX(Varianten.$C:$C,Rechner.B3-2025)/100)^MAX(0,Rechner.B3-2025),1/PRODUCT((1+OFFSET(Inflationsraten.$B$1,2026-2010,0,Rechner.B3-2026,1)/100))))" office:value-type="float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Default" style:family="table-cell"/>
  </office:styles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Python ODS Generator</meta:generator>
    <dc:title>Inflationsrechner</dc:title>
    <dc:description>Berechnung inflationsangepasster Beträge</dc:description>
    <dc:date>2026-01-13T07:10:09.364284</dc:date>
  </office:meta>
</office:document-meta>
</file>